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0.669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11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Vit</text:p>
          </table:table-cell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Dex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E Vit</text:p>
          </table:table-cell>
          <table:table-cell table:formula="of:=[.B1]" office:value-type="float" office:value="105" calcext:value-type="float">
            <text:p>105</text:p>
          </table:table-cell>
          <table:table-cell office:value-type="string" calcext:value-type="string">
            <text:p>E Dex</text:p>
          </table:table-cell>
          <table:table-cell table:formula="of:=[.D1]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Health:</text:p>
          </table:table-cell>
          <table:table-cell table:formula="of:=[.B1]*10" office:value-type="float" office:value="1050" calcext:value-type="float">
            <text:p>1050</text:p>
          </table:table-cell>
          <table:table-cell office:value-type="string" calcext:value-type="string">
            <text:p>hp/min:</text:p>
          </table:table-cell>
          <table:table-cell table:formula="of:=[.M1]*(1+[.L8])/100" office:value-type="float" office:value="23.52" calcext:value-type="float">
            <text:p>23.5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nd</text:p>
          </table:table-cell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Int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E End</text:p>
          </table:table-cell>
          <table:table-cell table:formula="of:=[.B2]" office:value-type="float" office:value="86" calcext:value-type="float">
            <text:p>86</text:p>
          </table:table-cell>
          <table:table-cell office:value-type="string" calcext:value-type="string">
            <text:p>E Int</text:p>
          </table:table-cell>
          <table:table-cell table:formula="of:=[.D2]"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ana:</text:p>
          </table:table-cell>
          <table:table-cell table:formula="of:=[.D3]*10" office:value-type="float" office:value="900" calcext:value-type="float">
            <text:p>900</text:p>
          </table:table-cell>
          <table:table-cell office:value-type="string" calcext:value-type="string">
            <text:p>mp/min:</text:p>
          </table:table-cell>
          <table:table-cell table:formula="of:=[.M2]*(2%+[.D3]/10000)" office:value-type="float" office:value="26.1" calcext:value-type="float">
            <text:p>26.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r</text:p>
          </table:table-cell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Wis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E Str</text:p>
          </table:table-cell>
          <table:table-cell table:formula="of:=[.B3]*(1+[.R8])" office:value-type="float" office:value="133.4125" calcext:value-type="float">
            <text:p>133.4125</text:p>
          </table:table-cell>
          <table:table-cell office:value-type="string" calcext:value-type="string">
            <text:p>E Wis</text:p>
          </table:table-cell>
          <table:table-cell table:formula="of:=[.D3]" office:value-type="float" office:value="90" calcext:value-type="float">
            <text:p>90</text:p>
          </table:table-cell>
          <table:table-cell table:number-columns-repeated="4"/>
          <table:table-cell office:value-type="string" calcext:value-type="string">
            <text:p>w/Med:</text:p>
          </table:table-cell>
          <table:table-cell table:formula="of:=[.O2]*(4+[.B17]*3%)" office:value-type="float" office:value="129.456" calcext:value-type="float">
            <text:p>129.456</text:p>
          </table:table-cell>
          <table:table-cell table:number-columns-repeated="1009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BE</text:p>
          </table:table-cell>
          <table:table-cell table:style-name="ce3" office:value-type="percentage" office:value="1.2" calcext:value-type="percentage">
            <text:p>120.00%</text:p>
          </table:table-cell>
          <table:table-cell table:number-columns-repeated="9"/>
          <table:table-cell office:value-type="string" calcext:value-type="string">
            <text:p>EH-P</text:p>
          </table:table-cell>
          <table:table-cell table:formula="of:=[.$M$1]/(1/(1+[.$I$8]))" office:value-type="float" office:value="2801.6625" calcext:value-type="float">
            <text:p>2801.6625</text:p>
          </table:table-cell>
          <table:table-cell office:value-type="string" calcext:value-type="string">
            <text:p>EH-Bal</text:p>
          </table:table-cell>
          <table:table-cell table:formula="of:=([.M5]+[.M6])/2" office:value-type="float" office:value="3221.911875" calcext:value-type="float">
            <text:p>3221.9118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ling</text:p>
          </table:table-cell>
          <table:table-cell table:style-name="ce3" office:value-type="percentage" office:value="1" calcext:value-type="percentage">
            <text:p>100.00%</text:p>
          </table:table-cell>
          <table:table-cell table:number-columns-repeated="9"/>
          <table:table-cell office:value-type="string" calcext:value-type="string">
            <text:p>EH-M</text:p>
          </table:table-cell>
          <table:table-cell table:formula="of:=[.$M$1]/(1/(1+[.$I$8]))/(1/(1+[.X8]))" office:value-type="float" office:value="3642.16125" calcext:value-type="float">
            <text:p>3642.161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ire</text:p>
          </table:table-cell>
          <table:table-cell table:style-name="ce3" office:value-type="percentage" office:value="0.25" calcext:value-type="percentage">
            <text:p>25.00%</text:p>
          </table:table-cell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5"/>
          <table:table-cell office:value-type="string" calcext:value-type="string">
            <text:p>Total:</text:p>
          </table:table-cell>
          <table:table-cell table:style-name="ce3" table:formula="of:=SUM([.I11:.I46])" office:value-type="percentage" office:value="1.66825" calcext:value-type="percentage">
            <text:p>166.83%</text:p>
          </table:table-cell>
          <table:table-cell/>
          <table:table-cell office:value-type="string" calcext:value-type="string">
            <text:p>Total:</text:p>
          </table:table-cell>
          <table:table-cell table:style-name="ce3" table:formula="of:=SUM([.L11:.L46])" office:value-type="percentage" office:value="1.24" calcext:value-type="percentage">
            <text:p>124.00%</text:p>
          </table:table-cell>
          <table:table-cell/>
          <table:table-cell office:value-type="string" calcext:value-type="string">
            <text:p>Total:</text:p>
          </table:table-cell>
          <table:table-cell table:style-name="ce3" table:formula="of:=SUM([.O11:.O46])" office:value-type="percentage" office:value="2.057" calcext:value-type="percentage">
            <text:p>205.70%</text:p>
          </table:table-cell>
          <table:table-cell/>
          <table:table-cell office:value-type="string" calcext:value-type="string">
            <text:p>Total:</text:p>
          </table:table-cell>
          <table:table-cell table:style-name="ce3" table:formula="of:=SUM([.R11:.R46])" office:value-type="percentage" office:value="1.66825" calcext:value-type="percentage">
            <text:p>166.83%</text:p>
          </table:table-cell>
          <table:table-cell/>
          <table:table-cell office:value-type="string" calcext:value-type="string">
            <text:p>Total:</text:p>
          </table:table-cell>
          <table:table-cell table:style-name="ce3" table:formula="of:=SUM([.U11:.U46])" office:value-type="percentage" office:value="1.66825" calcext:value-type="percentage">
            <text:p>166.83%</text:p>
          </table:table-cell>
          <table:table-cell/>
          <table:table-cell office:value-type="string" calcext:value-type="string">
            <text:p>Total:</text:p>
          </table:table-cell>
          <table:table-cell table:style-name="ce3" table:formula="of:=SUM([.X11:.X46])" office:value-type="percentage" office:value="0.3" calcext:value-type="percentage">
            <text:p>30.00%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BE</text:p>
          </table:table-cell>
          <table:table-cell table:style-name="ce1" office:value-type="string" calcext:value-type="string">
            <text:p>Heal</text:p>
          </table:table-cell>
          <table:table-cell table:style-name="ce1" office:value-type="string" calcext:value-type="string">
            <text:p>Fire</text:p>
          </table:table-cell>
          <table:table-cell table:style-name="ce1" office:value-type="string" calcext:value-type="string">
            <text:p>Multiplier</text:p>
          </table:table-cell>
          <table:table-cell table:style-name="ce1" office:value-type="string" calcext:value-type="string">
            <text:p>Resilience</text:p>
          </table:table-cell>
          <table:table-cell table:style-name="ce1" table:number-columns-repeated="2"/>
          <table:table-cell table:style-name="ce1" office:value-type="string" calcext:value-type="string">
            <text:p>Regen</text:p>
          </table:table-cell>
          <table:table-cell table:style-name="ce1" table:number-columns-repeated="2"/>
          <table:table-cell table:style-name="ce1" office:value-type="string" calcext:value-type="string">
            <text:p>Damage</text:p>
          </table:table-cell>
          <table:table-cell table:style-name="ce1" table:number-columns-repeated="2"/>
          <table:table-cell table:style-name="ce1" office:value-type="string" calcext:value-type="string">
            <text:p>Strength</text:p>
          </table:table-cell>
          <table:table-cell table:style-name="ce1" table:number-columns-repeated="2"/>
          <table:table-cell table:style-name="ce1" office:value-type="string" calcext:value-type="string">
            <text:p>Speed</text:p>
          </table:table-cell>
          <table:table-cell table:style-name="ce1" table:number-columns-repeated="2"/>
          <table:table-cell table:style-name="ce1" office:value-type="string" calcext:value-type="string">
            <text:p>Magic Resistance</text:p>
          </table:table-cell>
          <table:table-cell table:style-name="ce1"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tate of Azarinth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1+IF([.C11]=1;[.$B$5];0%)+IF([.E11]=1;[.$B$7];0%)+IF([.D11]=1;[.$B$6];0%)" office:value-type="percentage" office:value="2.2" calcext:value-type="percentage">
            <text:p>220.00%</text:p>
          </table:table-cell>
          <table:table-cell table:style-name="ce3" office:value-type="percentage" office:value="0.35" calcext:value-type="percentage">
            <text:p>35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G11]+[.H11]*[.$B11])*[.$F11]" office:value-type="percentage" office:value="1.166" calcext:value-type="percentage">
            <text:p>116.60%</text:p>
          </table:table-cell>
          <table:table-cell table:number-columns-repeated="6"/>
          <table:table-cell table:style-name="ce3" office:value-type="percentage" office:value="0.35" calcext:value-type="percentage">
            <text:p>35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P11]+[.Q11]*[.$B11])*[.$F11]" office:value-type="percentage" office:value="1.166" calcext:value-type="percentage">
            <text:p>116.60%</text:p>
          </table:table-cell>
          <table:table-cell table:style-name="ce3" office:value-type="percentage" office:value="0.35" calcext:value-type="percentage">
            <text:p>35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S11]+[.T11]*[.$B11])*[.$F11]" office:value-type="percentage" office:value="1.166" calcext:value-type="percentage">
            <text:p>116.60%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ody of Azarinth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1+IF([.C12]=1;[.$B$5];0%)+IF([.E12]=1;[.$B$7];0%)+IF([.D12]=1;[.$B$6];0%)" office:value-type="percentage" office:value="2" calcext:value-type="percentage">
            <text:p>200.00%</text:p>
          </table:table-cell>
          <table:table-cell table:number-columns-repeated="3"/>
          <table:table-cell table:style-name="ce3" office:value-type="percentage" office:value="0.5" calcext:value-type="percentage">
            <text:p>5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J12]+[.K12]*[.$B12])*[.$F12]" office:value-type="percentage" office:value="1.24" calcext:value-type="percentage">
            <text:p>124.00%</text:p>
          </table:table-cell>
          <table:table-cell table:number-columns-repeated="9"/>
          <table:table-cell table:style-name="ce3" office:value-type="percentage" office:value="0.15" calcext:value-type="percentage">
            <text:p>15.00%</text:p>
          </table:table-cell>
          <table:table-cell office:value-type="float" office:value="0" calcext:value-type="float">
            <text:p>0</text:p>
          </table:table-cell>
          <table:table-cell table:style-name="ce3" table:formula="of:=([.V12]+[.W12]*[.$B12])*[.$F12]" office:value-type="percentage" office:value="0.3" calcext:value-type="percentage">
            <text:p>30.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zarinth Fighting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1+IF([.C13]=1;[.$B$5];0%)+IF([.E13]=1;[.$B$7];0%)+IF([.D13]=1;[.$B$6];0%)" office:value-type="percentage" office:value="2.2" calcext:value-type="percentage">
            <text:p>220.00%</text:p>
          </table:table-cell>
          <table:table-cell table:number-columns-repeated="6"/>
          <table:table-cell table:style-name="ce3" office:value-type="percentage" office:value="0.75" calcext:value-type="percentage">
            <text:p>75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M13]+[.N13]*[.$B13])*[.$F13]" office:value-type="percentage" office:value="2.057" calcext:value-type="percentage">
            <text:p>205.70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 of Flam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1+IF([.C15]=1;[.$B$5];0%)+IF([.E15]=1;[.$B$7];0%)+IF([.D15]=1;[.$B$6];0%)" office:value-type="percentage" office:value="2.45" calcext:value-type="percentage">
            <text:p>245.00%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G15]+[.H15]*[.$B15])*[.$F15]" office:value-type="percentage" office:value="0.50225" calcext:value-type="percentage">
            <text:p>50.23%</text:p>
          </table:table-cell>
          <table:table-cell table:number-columns-repeated="6"/>
          <table:table-cell table:style-name="ce3" office:value-type="percentage" office:value="0.2" calcext:value-type="percentage">
            <text:p>2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P15]+[.Q15]*[.$B15])*[.$F15]" office:value-type="percentage" office:value="0.50225" calcext:value-type="percentage">
            <text:p>50.23%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S15]+[.T15]*[.$B15])*[.$F15]" office:value-type="percentage" office:value="0.50225" calcext:value-type="percentage">
            <text:p>50.23%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tation</text:p>
          </table:table-cell>
          <table:table-cell office:value-type="float" office:value="32" calcext:value-type="float">
            <text:p>32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/00/0000</text:date>, <text:time style:data-style-name="N2" text:time-value="17:17:35.2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04T17:19:44.446000000</dc:date>
    <meta:generator>LibreOffice/7.0.5.2$Windows_X86_64 LibreOffice_project/64390860c6cd0aca4beafafcfd84613dd9dfb63a</meta:generator>
    <meta:editing-duration>PT9M13S</meta:editing-duration>
    <meta:editing-cycles>3</meta:editing-cycles>
    <meta:document-statistic meta:table-count="1" meta:cell-count="134" meta:object-count="0"/>
    <meta:user-defined meta:name="AppVersion">16.0300</meta:user-defined>
  </office:meta>
</office:document-meta>
</file>